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00000002003CFDB38D.png" manifest:media-type=""/>
  <manifest:file-entry manifest:full-path="Pictures/100002010000020000000200E34090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99" draw:textarea-horizontal-align="justify" draw:textarea-vertical-align="middle" draw:auto-grow-height="fals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>
      <style:graphic-properties draw:fill="solid" draw:fill-color="#ccffcc" draw:textarea-horizontal-align="justify" draw:textarea-vertical-align="middle" draw:auto-grow-height="false"/>
    </style:style>
    <style:style style:name="gr9" style:family="graphic">
      <style:graphic-properties draw:fill="solid" draw:fill-color="#9999cc" draw:textarea-horizontal-align="justify" draw:textarea-vertical-align="middle" draw:auto-grow-height="false"/>
    </style:style>
    <style:style style:name="gr10" style:family="graphic">
      <style:graphic-properties draw:fill="solid" draw:fill-color="#cccc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color="#c5000b" fo:font-size="1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13.9cm" svg:x="2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3.9cm" svg:x="11.3cm" svg:y="3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823cm" svg:height="0.963cm" svg:x="2.977cm" svg:y="2cm">
          <draw:text-box>
            <text:p>courses-a (master)</text:p>
          </draw:text-box>
        </draw:frame>
        <draw:frame draw:style-name="gr3" draw:layer="layout" svg:width="5.468cm" svg:height="0.963cm" svg:x="11.777cm" svg:y="2cm">
          <draw:text-box>
            <text:p>courses-b (spare)</text:p>
          </draw:text-box>
        </draw:frame>
        <draw:custom-shape draw:style-name="gr4" draw:text-style-name="P1" draw:layer="layout" svg:width="6.5cm" svg:height="1.4cm" svg:x="2.5cm" svg:y="6.4cm">
          <text:p text:style-name="P1">schedul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4.2cm">
          <text:p text:style-name="P1">arbit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8.5cm">
          <text:p text:style-name="P1">poll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12.5cm">
          <text:p text:style-name="P1">receiv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8.5cm">
          <text:p text:style-name="P1">poll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10.3cm">
          <text:p text:style-name="P1">reactionn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14.6cm">
          <text:p text:style-name="P1">broker-mas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1.4cm" svg:x="11.7cm" svg:y="4.3cm">
          <text:p text:style-name="P1">arbiter-spar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4.2cm">
          <text:p text:style-name="P1">arbiter-mas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1.4cm" svg:x="11.7cm" svg:y="6.5cm">
          <text:p text:style-name="P1">scheduler-spa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1.4cm" svg:x="11.8cm" svg:y="8.6cm">
          <text:p text:style-name="P1">poller-spa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1.4cm" svg:x="11.8cm" svg:y="10.5cm">
          <text:p text:style-name="P1">reactionner-spa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1.4cm" svg:x="11.8cm" svg:y="12.5cm">
          <text:p text:style-name="P1">receiver-spa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1.4cm" svg:x="11.8cm" svg:y="14.6cm">
          <text:p text:style-name="P1">broker-spare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32cm" svg:height="0.732cm" svg:x="9.168cm" svg:y="10.6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2cm" svg:y="4.6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268cm" svg:y="6.8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168cm" svg:y="8.9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2cm" svg:y="12.7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168cm" svg:y="14.9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8.368cm" svg:y="4.668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6.868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8.9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10.8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12.7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18.368cm" svg:y="14.968cm">
          <draw:image xlink:href="Pictures/1000020100000200000002003CFDB38D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7" draw:text-style-name="P1" draw:layer="Mise en page" svg:width="8.2cm" svg:height="13.9cm" svg:x="2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8cm" svg:height="13.9cm" svg:x="11.3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406cm" svg:height="0.963cm" svg:x="2.977cm" svg:y="2cm">
          <draw:text-box>
            <text:p text:style-name="P2">courses-a (master) <text:span text:style-name="T1">dead</text:span></text:p>
          </draw:text-box>
        </draw:frame>
        <draw:frame draw:style-name="gr3" draw:text-style-name="P2" draw:layer="layout" svg:width="5.468cm" svg:height="0.963cm" svg:x="11.777cm" svg:y="2cm">
          <draw:text-box>
            <text:p text:style-name="P2">courses-b (spare)</text:p>
          </draw:text-box>
        </draw:frame>
        <draw:custom-shape draw:style-name="gr9" draw:text-style-name="P3" draw:layer="Mise en page" svg:width="6.5cm" svg:height="1.4cm" svg:x="2.5cm" svg:y="6.4cm">
          <text:p text:style-name="P3"><text:span text:style-name="T2">scheduler-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2.5cm" svg:y="4.2cm">
          <text:p text:style-name="P4">arbiter-mas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2.5cm" svg:y="8.5cm">
          <text:p text:style-name="P4">poller-master</text:p>
          <draw:enhanced-geometry svg:viewBox="0 0 21600 21600" draw:type="rectangle" draw:enhanced-path="M 0 0 L 21600 0 21600 21600 0 21600 0 0 Z N"/>
        </draw:custom-shape>
        <draw:custom-shape draw:style-name="gr9" draw:text-style-name="P3" draw:layer="Mise en page" svg:width="6.5cm" svg:height="1.4cm" svg:x="2.5cm" svg:y="12.5cm">
          <text:p text:style-name="P3"><text:span text:style-name="T2">receiver-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Mise en page" svg:width="6.5cm" svg:height="1.4cm" svg:x="2.5cm" svg:y="8.5cm">
          <text:p text:style-name="P3"><text:span text:style-name="T2">poller-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Mise en page" svg:width="6.5cm" svg:height="1.4cm" svg:x="2.5cm" svg:y="10.3cm">
          <text:p text:style-name="P3"><text:span text:style-name="T2">reactionner-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Mise en page" svg:width="6.5cm" svg:height="1.4cm" svg:x="2.5cm" svg:y="14.6cm">
          <text:p text:style-name="P3"><text:span text:style-name="T2">broker-mas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11.7cm" svg:y="4.3cm">
          <text:p text:style-name="P4">arbiter-spar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Mise en page" svg:width="6.5cm" svg:height="1.4cm" svg:x="2.5cm" svg:y="4.2cm">
          <text:p text:style-name="P3"><text:span text:style-name="T2">arbiter-mas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11.7cm" svg:y="6.5cm">
          <text:p text:style-name="P4">scheduler-sp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11.8cm" svg:y="8.6cm">
          <text:p text:style-name="P4">poller-sp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11.8cm" svg:y="10.5cm">
          <text:p text:style-name="P4">reactionner-sp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11.8cm" svg:y="12.5cm">
          <text:p text:style-name="P4">receiver-sp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11.8cm" svg:y="14.6cm">
          <text:p text:style-name="P4">broker-spare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32cm" svg:height="0.732cm" svg:x="18.4cm" svg:y="10.8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4.6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8.468cm" svg:y="6.8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8.9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12.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15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2cm" svg:y="6.768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9.2cm" svg:y="8.8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9.2cm" svg:y="10.6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9.268cm" svg:y="12.768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9.268cm" svg:y="14.9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9.2cm" svg:y="4.5cm">
          <draw:image xlink:href="Pictures/1000020100000200000002003CFDB38D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7.5cm" svg:height="4.8cm" svg:x="15.2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8.2cm" svg:height="13.9cm" svg:x="4.7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8cm" svg:height="13.9cm" svg:x="23.7cm" svg:y="7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823cm" svg:height="0.963cm" svg:x="5.677cm" svg:y="5.5cm">
          <draw:text-box>
            <text:p text:style-name="P2">courses-a (master)</text:p>
          </draw:text-box>
        </draw:frame>
        <draw:frame draw:style-name="gr3" draw:text-style-name="P2" draw:layer="layout" svg:width="5.468cm" svg:height="0.963cm" svg:x="24.177cm" svg:y="5.8cm">
          <draw:text-box>
            <text:p text:style-name="P2">courses-b (spare)</text:p>
          </draw:text-box>
        </draw:frame>
        <draw:custom-shape draw:style-name="gr9" draw:text-style-name="P4" draw:layer="Mise en page" svg:width="6.5cm" svg:height="1.4cm" svg:x="5.2cm" svg:y="9.9cm">
          <text:p text:style-name="P4">scheduler-mas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5.2cm" svg:y="7.7cm">
          <text:p text:style-name="P4">arbiter-mas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5.2cm" svg:y="12cm">
          <text:p text:style-name="P4">poller-mas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5.2cm" svg:y="16cm">
          <text:p text:style-name="P4">receiver-mas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5.2cm" svg:y="12cm">
          <text:p text:style-name="P4">poller-mas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5.2cm" svg:y="13.8cm">
          <text:p text:style-name="P4">reactionner-mas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5.2cm" svg:y="18.1cm">
          <text:p text:style-name="P4">broker-mast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24.1cm" svg:y="8.1cm">
          <text:p text:style-name="P4">arbiter-spar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ise en page" svg:width="6.5cm" svg:height="1.4cm" svg:x="5.2cm" svg:y="7.7cm">
          <text:p text:style-name="P4">arbiter-mast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24.1cm" svg:y="10.3cm">
          <text:p text:style-name="P4">scheduler-sp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24.2cm" svg:y="12.4cm">
          <text:p text:style-name="P4">poller-sp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24.2cm" svg:y="14.3cm">
          <text:p text:style-name="P4">reactionner-sp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24.2cm" svg:y="16.3cm">
          <text:p text:style-name="P4">receiver-sp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ise en page" svg:width="6.5cm" svg:height="1.4cm" svg:x="24.2cm" svg:y="18.4cm">
          <text:p text:style-name="P4">broker-spare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32cm" svg:height="0.732cm" svg:x="11.868cm" svg:y="14.1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1.9cm" svg:y="8.1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1.968cm" svg:y="10.3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1.868cm" svg:y="12.4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1.9cm" svg:y="16.2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1.868cm" svg:y="18.4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30.768cm" svg:y="8.468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30.8cm" svg:y="10.668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30.8cm" svg:y="12.7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30.8cm" svg:y="14.6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30.8cm" svg:y="16.5cm">
          <draw:image xlink:href="Pictures/1000020100000200000002003CFDB38D.png" xlink:type="simple" xlink:show="embed" xlink:actuate="onLoad">
            <text:p/>
          </draw:image>
        </draw:frame>
        <draw:frame draw:style-name="gr6" draw:text-style-name="P1" draw:layer="layout" svg:width="0.732cm" svg:height="0.732cm" svg:x="30.768cm" svg:y="18.768cm">
          <draw:image xlink:href="Pictures/1000020100000200000002003CFDB38D.png" xlink:type="simple" xlink:show="embed" xlink:actuate="onLoad">
            <text:p/>
          </draw:image>
        </draw:frame>
        <draw:custom-shape draw:style-name="gr11" draw:text-style-name="P1" draw:layer="layout" svg:width="2cm" svg:height="2.4cm" svg:x="16.361cm" svg:y="2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layer="layout" svg:width="3.139cm" svg:height="0.963cm" svg:x="19.061cm" svg:y="3.5cm">
          <draw:text-box>
            <text:p>mongodb</text:p>
          </draw:text-box>
        </draw:frame>
        <draw:custom-shape draw:style-name="gr1" draw:text-style-name="P1" draw:layer="layout" svg:width="0.1cm" svg:height="0.001cm" svg:x="26.4cm" svg:y="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.9cm" svg:y1="10.7cm" svg:x2="16.9cm" svg:y2="7cm">
          <text:p/>
        </draw:line>
        <draw:line draw:style-name="gr13" draw:text-style-name="P1" draw:layer="layout" svg:x1="23.9cm" svg:y1="11.2cm" svg:x2="19.7cm" svg:y2="7.1cm">
          <text:p/>
        </draw:line>
        <draw:frame draw:style-name="gr3" draw:layer="layout" svg:width="4.621cm" svg:height="0.963cm" svg:x="16cm" svg:y="8cm">
          <draw:text-box>
            <text:p>Retention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09:18:42.073000000</meta:creation-date>
    <dc:date>2014-03-20T09:43:26.197000000</dc:date>
    <meta:editing-duration>PT9M23S</meta:editing-duration>
    <meta:editing-cycles>1</meta:editing-cycles>
    <meta:document-statistic meta:object-count="97"/>
    <meta:generator>LibreOffice/4.1.1.2$Windows_x86 LibreOffice_project/7e4286b58adc75a14f6d83f53a03b6c11fa2903</meta:generator>
  </office:meta>
</office:document-meta>
</file>